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6pt" style:font-size-asian="26pt" style:font-size-complex="26pt"/>
    </style:style>
    <style:style style:name="P2" style:family="paragraph" style:parent-style-name="Standard">
      <style:text-properties fo:font-size="26pt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10 Guitars</text:p>
      <text:p text:style-name="P1">Circle Left</text:p>
      <text:p text:style-name="P1"><text:s text:c="2"/>“Round the the ring you go”</text:p>
      <text:p text:style-name="P1">Allemand left yur corner * Your own Dosado</text:p>
      <text:p text:style-name="P1">Men Star Left <text:s/>“moving round the ring”</text:p>
      <text:p text:style-name="P1">Turn partner right * Allemand Left * Weaver</text:p>
      <text:p text:style-name="P1"><text:s text:c="2"/>“Dance Dance Dance to the 10 guitars”</text:p>
      <text:p text:style-name="P1">Dosado yur own &amp; Promenade</text:p>
      <text:p text:style-name="P1"><text:s text:c="3"/>“The sea shown with a Million Stars”</text:p>
      <text:p text:style-name="P1"><text:s text:c="3"/>“So we Dance Dance Dance to the 10 Guitar”</text:p>
      <text:p text:style-name="P1"/>
      <text:p text:style-name="P1">Heads Promenade <text:s/>“halfway round you know”</text:p>
      <text:p text:style-name="P1">Walk in &amp; Square-Thru 4 </text:p>
      <text:p text:style-name="P1"><text:s text:c="2"/>“4 hands around &amp; then”</text:p>
      <text:p text:style-name="P1">Swing Thru , my friend </text:p>
      <text:p text:style-name="P1"><text:s/>Boys Run round the girls * Ferris Wheel</text:p>
      <text:p text:style-name="P1"><text:s text:c="2"/>“you need to” <text:s/></text:p>
      <text:p text:style-name="P1">Square * Thru * 3 </text:p>
      <text:p text:style-name="P1"><text:s text:c="3"/>“Swing yur corner lady” Swing &amp; Promenade</text:p>
      <text:p text:style-name="P1"><text:s/>“The night was filled w/ Million Stars”</text:p>
      <text:p text:style-name="P1"><text:s/>“and we danced danced danced to 10 guitars”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6-09T08:45:19.58</meta:creation-date>
    <dc:date>2018-09-15T18:28:47.52</dc:date>
    <meta:editing-duration>PT18M26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20" meta:word-count="129" meta:character-count="640"/>
  </office:meta>
</office:document-meta>
</file>